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E6ED8533A6448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ed1c24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svg:stroke-color="#00864b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7.62cm" svg:x="0cm" svg:y="0cm">
          <draw:image xlink:href="Pictures/1000000000000FA000000BB8DE6ED8533A644815.png" xlink:type="simple" xlink:show="embed" xlink:actuate="onLoad">
            <text:p/>
          </draw:image>
        </draw:frame>
        <draw:line draw:style-name="gr2" draw:text-style-name="P1" draw:layer="layout" svg:x1="2.103cm" svg:y1="2.54cm" svg:x2="2.103cm" svg:y2="4.445cm">
          <text:p/>
        </draw:line>
        <draw:line draw:style-name="gr3" draw:text-style-name="P1" draw:layer="layout" svg:x1="7.698cm" svg:y1="3.003cm" svg:x2="7.698cm" svg:y2="5.2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3T23:38:48.582823411</meta:creation-date>
    <dc:date>2022-01-13T06:20:19.774571199</dc:date>
    <meta:editing-duration>P2DT22H26M45S</meta:editing-duration>
    <meta:editing-cycles>4</meta:editing-cycles>
    <meta:generator>LibreOffice/6.0.7.3$Linux_X86_64 LibreOffice_project/00m0$Build-3</meta:generator>
    <meta:document-statistic meta:object-count="3"/>
  </office:meta>
</office:document-meta>
</file>